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4cm" fo:min-width="1.6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4cm" fo:min-width="1.56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58cm" fo:min-width="1.60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58cm" fo:min-width="1.60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22cm" fo:min-width="1.629cm"/>
      <style:paragraph-properties style:writing-mode="lr-tb"/>
    </style:style>
    <style:style style:name="gr6" style:family="graphic" style:parent-style-name="standard">
      <style:graphic-properties draw:textarea-vertical-align="middl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408cm" fo:min-width="1.12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6cm" fo:min-width="3.69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81cm" fo:min-width="0.85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39cm" fo:min-width="0.85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92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28cm" fo:min-width="1.60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467cm" fo:min-width="1.63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9cm" fo:min-width="2.2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0.9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99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5cm" fo:min-width="0.99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7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1.02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7cm" fo:min-width="1.03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01cm" fo:min-width="0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002cm" fo:min-width="0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4cm" fo:min-width="0.98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27" style:family="graphic" style:parent-style-name="standard">
      <style:graphic-properties draw:stroke="none" draw:fill="none" fo:min-height="2.057cm"/>
      <style:paragraph-properties style:writing-mode="lr-tb"/>
    </style:style>
    <style:style style:name="gr2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0.97cm"/>
      <style:paragraph-properties style:writing-mode="lr-tb"/>
    </style:style>
    <style:style style:name="gr30" style:family="graphic" style:parent-style-name="Object_20_with_20_no_20_fill_20_and_20_no_20_line">
      <style:graphic-properties draw:textarea-vertical-align="middle" draw:ole-draw-aspect="1" style:protect="size"/>
      <style:paragraph-properties style:writing-mode="lr-tb"/>
    </style:style>
    <style:style style:name="gr3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1cm" fo:min-width="0.58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1cm" fo:min-width="0.58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1cm" fo:min-width="0.614cm"/>
      <style:paragraph-properties style:writing-mode="lr-tb"/>
    </style:style>
    <style:style style:name="P1" style:family="paragraph">
      <style:paragraph-properties fo:text-align="center"/>
      <style:text-properties fo:font-size="22pt" fo:language="en" fo:country="GB" style:font-size-asian="22pt" style:font-size-complex="22pt"/>
    </style:style>
    <style:style style:name="P2" style:family="paragraph">
      <style:paragraph-properties fo:text-align="center" style:writing-mode="lr-tb"/>
      <style:text-properties fo:font-size="19.7999992370605pt" fo:language="en" fo:country="GB"/>
    </style:style>
    <style:style style:name="P3" style:family="paragraph">
      <style:paragraph-properties fo:text-align="center" style:writing-mode="lr-tb"/>
      <style:text-properties fo:font-size="19.7999992370605pt" fo:language="en" fo:country="GB" style:font-size-asian="22pt" style:font-size-complex="22pt"/>
    </style:style>
    <style:style style:name="P4" style:family="paragraph">
      <style:text-properties fo:font-size="19.7999992370605pt"/>
    </style:style>
    <style:style style:name="P5" style:family="paragraph">
      <loext:graphic-properties draw:fill="none" draw:fill-color="#ffffff"/>
      <style:paragraph-properties style:writing-mode="lr-tb"/>
      <style:text-properties fo:font-size="19.7999992370605pt" fo:language="en" fo:country="GB" style:font-size-asian="22pt" style:font-size-complex="22pt"/>
    </style:style>
    <style:style style:name="P6" style:family="paragraph">
      <style:paragraph-properties fo:text-align="center"/>
      <style:text-properties fo:language="en" fo:country="GB"/>
    </style:style>
    <style:style style:name="P7" style:family="paragraph">
      <loext:graphic-properties draw:fill="none"/>
      <style:paragraph-properties fo:text-align="center"/>
      <style:text-properties fo:language="en" fo:country="GB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paragraph-properties style:writing-mode="lr-tb"/>
      <style:text-properties fo:font-size="19.7999992370605pt" style:font-size-asian="22pt" style:font-size-complex="22pt"/>
    </style:style>
    <style:style style:name="P10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1" style:family="paragraph">
      <loext:graphic-properties draw:fill="none"/>
      <style:paragraph-properties style:writing-mode="lr-tb"/>
      <style:text-properties fo:font-size="19.7999992370605pt" style:font-size-asian="22pt" style:font-size-complex="22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GB" style:font-size-asian="22pt" style:font-size-complex="22pt"/>
    </style:style>
    <style:style style:name="T2" style:family="text">
      <style:text-properties style:text-position="-33% 58%" fo:font-size="22pt" fo:language="en" fo:country="GB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en" fo:country="GB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2pt" fo:language="en" fo:country="GB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-33% 58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106cm" svg:height="0.69cm" svg:x="13.318cm" svg:y="3.933cm"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067cm" svg:height="0.69cm" svg:x="19.327cm" svg:y="3.933cm"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106cm" svg:height="0.708cm" svg:x="13.318cm" svg:y="8.882cm"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2.103cm" svg:height="0.708cm" svg:x="19.431cm" svg:y="8.89cm"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2.129cm" svg:height="0.672cm" draw:transform="rotate (1.5707963267949) translate (17.161cm 7.765cm)"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318cm" svg:y1="4.278cm" svg:x2="11.244cm" svg:y2="5.637cm" draw:start-shape="id1" draw:start-glue-point="3" draw:end-shape="id2" draw:end-glue-point="4" svg:d="M13318 4278h-2074v1359" svg:viewBox="0 0 2075 1360">
          <text:p text:style-name="P6"><text:span text:style-name="T5"/></text:p>
        </draw:connector>
        <draw:connector draw:style-name="gr6" draw:text-style-name="P1" draw:layer="layout" svg:x1="11.244cm" svg:y1="7.981cm" svg:x2="13.318cm" svg:y2="9.236cm" draw:start-shape="id2" draw:start-glue-point="8" draw:end-shape="id3" draw:end-glue-point="3" svg:d="M11244 7981v1255h2074" svg:viewBox="0 0 2075 1256">
          <text:p text:style-name="P6"><text:span text:style-name="T5"/></text:p>
        </draw:connector>
        <draw:connector draw:style-name="gr6" draw:text-style-name="P1" draw:layer="layout" draw:line-skew="0.765cm" svg:x1="23.176cm" svg:y1="12.869cm" svg:x2="17.402cm" svg:y2="14.524cm" draw:start-shape="id4" draw:start-glue-point="2" draw:end-shape="id5" draw:end-glue-point="0" svg:d="M23176 12869v1618h-5774v37" svg:viewBox="0 0 5775 1656">
          <text:p text:style-name="P6"><text:span text:style-name="T5"/></text:p>
        </draw:connector>
        <draw:connector draw:style-name="gr6" draw:text-style-name="P1" draw:layer="layout" svg:x1="15.424cm" svg:y1="9.236cm" svg:x2="19.431cm" svg:y2="9.244cm" draw:start-shape="id3" draw:start-glue-point="1" draw:end-shape="id6" draw:end-glue-point="3" svg:d="M15424 9236h2003v8h2004" svg:viewBox="0 0 4008 9">
          <text:p text:style-name="P6"><text:span text:style-name="T5"/></text:p>
        </draw:connector>
        <draw:connector draw:style-name="gr6" draw:text-style-name="P1" draw:layer="layout" svg:x1="17.497cm" svg:y1="7.765cm" svg:x2="19.431cm" svg:y2="9.244cm" draw:start-shape="id7" draw:start-glue-point="3" draw:end-shape="id6" draw:end-glue-point="3" svg:d="M17497 7765v1479h1934" svg:viewBox="0 0 1935 1480">
          <text:p text:style-name="P6"><text:span text:style-name="T5"/></text:p>
        </draw:connector>
        <draw:connector draw:style-name="gr6" draw:text-style-name="P1" draw:layer="layout" svg:x1="19.327cm" svg:y1="4.278cm" svg:x2="17.497cm" svg:y2="5.636cm" draw:start-shape="id8" draw:start-glue-point="3" draw:end-shape="id7" draw:end-glue-point="1" svg:d="M19327 4278h-1830v1358" svg:viewBox="0 0 1831 1359">
          <text:p text:style-name="P6"><text:span text:style-name="T5"/></text:p>
        </draw:connector>
        <draw:custom-shape draw:style-name="gr7" draw:text-style-name="P3" xml:id="id2" draw:id="id2" draw:layer="layout" svg:width="2.292cm" svg:height="2.344cm" svg:x="10.098cm" svg:y="5.63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4.194cm" svg:height="1.516cm" svg:x="24.127cm" svg:y="7.242cm">
          <draw:text-box>
            <text:p text:style-name="P4"><text:span text:style-name="T1">I</text:span><text:span text:style-name="T2">b</text:span><text:span text:style-name="T1"> </text:span><text:span text:style-name="T1">=</text:span><text:span text:style-name="T1"> </text:span><text:span text:style-name="T1">K</text:span><text:span text:style-name="T2">b</text:span><text:span text:style-name="T1"> </text:span><text:span text:style-name="T1">V</text:span><text:span text:style-name="T2">b</text:span></text:p>
          </draw:text-box>
        </draw:frame>
        <draw:g xml:id="id11" draw:id="id11">
          <draw:custom-shape draw:style-name="gr9" draw:text-style-name="P6" draw:layer="layout" svg:width="2.698cm" svg:height="3.261cm" svg:x="21.844cm" svg:y="5.12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7" draw:layer="layout" svg:x1="23.201cm" svg:y1="6.069cm" svg:x2="23.201cm" svg:y2="7.681cm">
            <text:p/>
          </draw:line>
        </draw:g>
        <draw:custom-shape draw:style-name="gr11" draw:text-style-name="P3" xml:id="id9" draw:id="id9" draw:layer="layout" svg:width="2.702cm" svg:height="3.279cm" svg:x="16.135cm" svg:y="10.2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4.423cm" svg:height="1.517cm" svg:x="17.929cm" svg:y="12.573cm">
          <draw:text-box>
            <text:p text:style-name="P4"><text:span text:style-name="T3">V</text:span><text:span text:style-name="T4">d</text:span><text:span text:style-name="T3"> </text:span><text:span text:style-name="T3">=</text:span><text:span text:style-name="T3"> </text:span><text:span text:style-name="T3">K</text:span><text:span text:style-name="T4">d</text:span><text:span text:style-name="T3"> </text:span><text:span text:style-name="T3">I</text:span><text:span text:style-name="T4">d</text:span><text:span text:style-name="T1"> </text:span></text:p>
          </draw:text-box>
        </draw:frame>
        <draw:connector draw:style-name="gr6" draw:text-style-name="P8" draw:layer="layout" svg:x1="15.424cm" svg:y1="9.236cm" svg:x2="17.486cm" svg:y2="10.27cm" draw:start-shape="id3" draw:start-glue-point="1" draw:end-shape="id9" draw:end-glue-point="4" svg:d="M15424 9236h2062v1034" svg:viewBox="0 0 2063 1035">
          <text:p><text:span text:style-name="T5"/></text:p>
        </draw:connector>
        <draw:connector draw:style-name="gr6" draw:text-style-name="P8" draw:layer="layout" svg:x1="15.424cm" svg:y1="4.278cm" svg:x2="17.497cm" svg:y2="5.636cm" draw:start-shape="id1" draw:start-glue-point="1" draw:end-shape="id7" draw:end-glue-point="1" svg:d="M15424 4278h2073v1358" svg:viewBox="0 0 2074 1359">
          <text:p><text:span text:style-name="T5"/></text:p>
        </draw:connector>
        <draw:connector draw:style-name="gr6" draw:text-style-name="P8" draw:layer="layout" svg:x1="21.534cm" svg:y1="9.244cm" svg:x2="22.987cm" svg:y2="9.349cm" draw:start-shape="id6" draw:start-glue-point="1" draw:end-shape="id10" draw:end-glue-point="6" svg:d="M21534 9244h726v105h727" svg:viewBox="0 0 1454 106">
          <text:p><text:span text:style-name="T5"/></text:p>
        </draw:connector>
        <draw:connector draw:style-name="gr6" draw:text-style-name="P8" draw:layer="layout" svg:x1="21.394cm" svg:y1="4.278cm" svg:x2="23.193cm" svg:y2="5.121cm" draw:start-shape="id8" draw:start-glue-point="1" draw:end-shape="id11" draw:end-glue-point="0" svg:d="M21394 4278h1799v843" svg:viewBox="0 0 1800 844">
          <text:p><text:span text:style-name="T5"/></text:p>
        </draw:connector>
        <draw:connector draw:style-name="gr6" draw:text-style-name="P8" draw:layer="layout" svg:x1="23.193cm" svg:y1="8.382cm" svg:x2="23.176cm" svg:y2="10.668cm" draw:start-shape="id11" draw:start-glue-point="2" draw:end-shape="id4" draw:end-glue-point="0" svg:d="M23193 8382v1119h-17v1167" svg:viewBox="0 0 18 2287">
          <text:p><text:span text:style-name="T5"/></text:p>
        </draw:connector>
        <draw:custom-shape draw:style-name="gr13" draw:text-style-name="P1" xml:id="id12" draw:id="id12" draw:layer="layout" svg:width="2.106cm" svg:height="0.678cm" svg:x="13.316cm" svg:y="14.136cm"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ustom-shape draw:style-name="gr14" draw:text-style-name="P1" xml:id="id13" draw:id="id13" draw:layer="layout" svg:width="2.139cm" svg:height="0.717cm" draw:transform="rotate (1.5707963267949) translate (10.873cm 12.852cm)"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5.422cm" svg:y1="14.475cm" svg:x2="17.486cm" svg:y2="13.549cm" draw:start-shape="id12" draw:start-glue-point="1" draw:end-shape="id9" draw:end-glue-point="6" svg:d="M15422 14475h2064v-926" svg:viewBox="0 0 2065 927">
          <text:p><text:span text:style-name="T5"/></text:p>
        </draw:connector>
        <draw:connector draw:style-name="gr6" draw:text-style-name="P8" draw:layer="layout" svg:x1="11.231cm" svg:y1="10.713cm" svg:x2="13.318cm" svg:y2="9.236cm" draw:start-shape="id13" draw:start-glue-point="1" draw:end-shape="id3" draw:end-glue-point="3" svg:d="M11231 10713v-1477h2087" svg:viewBox="0 0 2088 1478">
          <text:p><text:span text:style-name="T5"/></text:p>
        </draw:connector>
        <draw:connector draw:style-name="gr6" draw:text-style-name="P8" draw:layer="layout" svg:x1="11.231cm" svg:y1="12.852cm" svg:x2="13.316cm" svg:y2="14.475cm" draw:start-shape="id13" draw:start-glue-point="3" draw:end-shape="id12" draw:end-glue-point="3" svg:d="M11231 12852v1623h2085" svg:viewBox="0 0 2086 1624">
          <text:p><text:span text:style-name="T5"/></text:p>
        </draw:connector>
        <draw:frame draw:style-name="gr15" draw:text-style-name="P5" draw:layer="layout" svg:width="2.703cm" svg:height="1.489cm" svg:x="24.624cm" svg:y="10.31cm">
          <draw:text-box>
            <text:p text:style-name="P4"><text:span text:style-name="T1">I</text:span><text:span text:style-name="T2">c</text:span></text:p>
          </draw:text-box>
        </draw:frame>
        <draw:frame draw:style-name="gr16" draw:text-style-name="P9" draw:layer="layout" svg:width="1.495cm" svg:height="1.518cm" svg:x="13.783cm" svg:y="4.624cm">
          <draw:text-box>
            <text:p text:style-name="P4"><text:span text:style-name="T5">R</text:span><text:span text:style-name="T6">1</text:span></text:p>
          </draw:text-box>
        </draw:frame>
        <draw:frame draw:style-name="gr17" draw:text-style-name="P9" draw:layer="layout" svg:width="1.495cm" svg:height="1.517cm" svg:x="13.758cm" svg:y="14.815cm">
          <draw:text-box>
            <text:p text:style-name="P4"><text:span text:style-name="T5">R</text:span><text:span text:style-name="T6">7</text:span></text:p>
          </draw:text-box>
        </draw:frame>
        <draw:frame draw:style-name="gr18" draw:text-style-name="P9" draw:layer="layout" svg:width="1.496cm" svg:height="1.515cm" svg:x="19.851cm" svg:y="9.59cm">
          <draw:text-box>
            <text:p text:style-name="P4"><text:span text:style-name="T5">R</text:span><text:span text:style-name="T6">5</text:span></text:p>
          </draw:text-box>
        </draw:frame>
        <draw:frame draw:style-name="gr19" draw:text-style-name="P9" draw:layer="layout" svg:width="1.475cm" svg:height="2.525cm" svg:x="13.663cm" svg:y="9.59cm">
          <draw:text-box>
            <text:p text:style-name="P4"><text:span text:style-name="T5">R</text:span><text:span text:style-name="T6">4</text:span></text:p>
          </draw:text-box>
        </draw:frame>
        <draw:frame draw:style-name="gr18" draw:text-style-name="P9" draw:layer="layout" svg:width="1.496cm" svg:height="1.515cm" svg:x="17.651cm" svg:y="6.179cm">
          <draw:text-box>
            <text:p text:style-name="P4"><text:span text:style-name="T5">R</text:span><text:span text:style-name="T6">3</text:span></text:p>
          </draw:text-box>
        </draw:frame>
        <draw:frame draw:style-name="gr20" draw:text-style-name="P9" draw:layer="layout" svg:width="1.525cm" svg:height="1.518cm" svg:x="19.702cm" svg:y="4.624cm">
          <draw:text-box>
            <text:p text:style-name="P4"><text:span text:style-name="T5">R</text:span><text:span text:style-name="T6">2</text:span></text:p>
          </draw:text-box>
        </draw:frame>
        <draw:frame draw:style-name="gr21" draw:text-style-name="P9" draw:layer="layout" svg:width="1.535cm" svg:height="1.507cm" svg:x="9.445cm" svg:y="11.05cm">
          <draw:text-box>
            <text:p text:style-name="P4"><text:span text:style-name="T5">R</text:span><text:span text:style-name="T6">6</text:span></text:p>
          </draw:text-box>
        </draw:frame>
        <draw:custom-shape draw:style-name="gr22" draw:text-style-name="P8" draw:layer="layout" svg:width="0.317cm" svg:height="0.353cm" svg:x="17.317cm" svg:y="9.105cm">
          <text:p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10" draw:id="id10" draw:layer="layout" svg:width="0.315cm" svg:height="0.353cm" svg:x="22.987cm" svg:y="9.172cm">
          <text:p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317cm" svg:height="0.354cm" svg:x="17.318cm" svg:y="14.331cm">
          <text:p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17cm" svg:height="0.352cm" svg:x="17.318cm" svg:y="4.141cm">
          <text:p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14" draw:id="id14" draw:layer="layout" svg:width="0.28cm" svg:height="0.353cm" svg:x="11.075cm" svg:y="9.106cm">
          <text:p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9" draw:layer="layout" svg:width="1.48cm" svg:height="3.534cm" svg:x="15.841cm" svg:y="5.15cm">
          <draw:text-box>
            <text:p text:style-name="P4"><text:span text:style-name="T5">+</text:span></text:p>
            <text:p text:style-name="P4"><text:span text:style-name="T5">V</text:span><text:span text:style-name="T6">b</text:span></text:p>
            <text:p text:style-name="P4"><text:span text:style-name="T5">-</text:span></text:p>
          </draw:text-box>
        </draw:frame>
        <draw:line draw:style-name="gr26" draw:text-style-name="P10" draw:layer="layout" svg:x1="12.043cm" svg:y1="10.731cm" svg:x2="12.043cm" svg:y2="13.136cm">
          <text:p><text:span text:style-name="T5"/></text:p>
        </draw:line>
        <draw:frame draw:style-name="gr27" draw:text-style-name="P11" draw:layer="layout" svg:width="2.289cm" svg:height="2.307cm" svg:x="12.23cm" svg:y="11.055cm">
          <draw:text-box>
            <text:p text:style-name="P4"><text:span text:style-name="T3">I</text:span><text:span text:style-name="T4">d</text:span></text:p>
          </draw:text-box>
        </draw:frame>
        <draw:g xml:id="id4" draw:id="id4">
          <draw:line draw:style-name="gr28" draw:text-style-name="P12" draw:layer="layout" svg:x1="23.177cm" svg:y1="10.668cm" svg:x2="23.177cm" svg:y2="11.4cm">
            <text:p/>
          </draw:line>
          <draw:line draw:style-name="gr28" draw:text-style-name="P12" draw:layer="layout" svg:x1="22.225cm" svg:y1="11.406cm" svg:x2="24.126cm" svg:y2="11.406cm">
            <text:p/>
          </draw:line>
          <draw:line draw:style-name="gr28" draw:text-style-name="P12" draw:layer="layout" svg:x1="22.227cm" svg:y1="12.142cm" svg:x2="24.128cm" svg:y2="12.142cm">
            <text:p/>
          </draw:line>
          <draw:line draw:style-name="gr28" draw:text-style-name="P12" draw:layer="layout" svg:x1="23.177cm" svg:y1="12.138cm" svg:x2="23.177cm" svg:y2="12.87cm">
            <text:p/>
          </draw:line>
        </draw:g>
        <draw:line draw:style-name="gr26" draw:text-style-name="P10" draw:layer="layout" svg:x1="24.46cm" svg:y1="10.014cm" svg:x2="24.46cm" svg:y2="12.419cm">
          <text:p><text:span text:style-name="T5"/></text:p>
        </draw:line>
        <draw:frame draw:style-name="gr29" draw:text-style-name="P9" draw:layer="layout" svg:width="1.47cm" svg:height="1.43cm" svg:x="21.631cm" svg:y="12.128cm">
          <draw:text-box>
            <text:p text:style-name="P4"><text:span text:style-name="T5">C</text:span></text:p>
          </draw:text-box>
        </draw:frame>
        <draw:frame draw:style-name="gr30" draw:text-style-name="P8" draw:layer="layout" svg:width="10.673cm" svg:height="3.981cm" svg:x="0.178cm" svg:y="4.594cm">
          <draw:object xlink:href="./Object 1" xlink:type="simple" xlink:show="embed" xlink:actuate="onLoad">
            <loext:p>
              <text:span text:style-name="T5"/>
            </loext:p>
          </draw:object>
          <draw:image xlink:href="./ObjectReplacements/Object 1" xlink:type="simple" xlink:show="embed" xlink:actuate="onLoad"/>
        </draw:frame>
        <draw:g xml:id="id15" draw:id="id15">
          <draw:line draw:style-name="gr31" draw:text-style-name="P12" draw:layer="layout" svg:x1="10.247cm" svg:y1="10.12cm" svg:x2="8.715cm" svg:y2="10.134cm">
            <text:p/>
          </draw:line>
          <draw:line draw:style-name="gr31" draw:text-style-name="P12" draw:layer="layout" svg:x1="10.248cm" svg:y1="10.113cm" svg:x2="8.716cm" svg:y2="10.127cm">
            <text:p/>
          </draw:line>
          <draw:line draw:style-name="gr31" draw:text-style-name="P12" draw:layer="layout" svg:x1="9.134cm" svg:y1="10.434cm" svg:x2="9.896cm" svg:y2="10.434cm">
            <text:p/>
          </draw:line>
          <draw:line draw:style-name="gr31" draw:text-style-name="P12" draw:layer="layout" svg:x1="9.339cm" svg:y1="10.703cm" svg:x2="9.706cm" svg:y2="10.703cm">
            <text:p/>
          </draw:line>
          <draw:line draw:style-name="gr31" draw:text-style-name="P12" draw:layer="layout" svg:x1="9.502cm" svg:y1="10.101cm" svg:x2="9.508cm" svg:y2="9.408cm">
            <text:p/>
          </draw:line>
        </draw:g>
        <draw:connector draw:style-name="gr32" draw:text-style-name="P8" draw:layer="layout" svg:x1="11.075cm" svg:y1="9.283cm" svg:x2="9.482cm" svg:y2="9.408cm" draw:start-shape="id14" draw:start-glue-point="6" draw:end-shape="id15" draw:end-glue-point="0" svg:d="M11075 9283h-1593v125" svg:viewBox="0 0 1594 126">
          <text:p><text:span text:style-name="T5"/></text:p>
        </draw:connector>
        <draw:frame draw:style-name="gr33" draw:text-style-name="P9" draw:layer="layout" svg:width="1.087cm" svg:height="1.291cm" svg:x="10.848cm" svg:y="3.048cm">
          <draw:text-box>
            <text:p text:style-name="P4"><text:span text:style-name="T5">1</text:span></text:p>
          </draw:text-box>
        </draw:frame>
        <draw:frame draw:style-name="gr34" draw:text-style-name="P9" draw:layer="layout" svg:width="1.088cm" svg:height="1.291cm" svg:x="16.858cm" svg:y="3.048cm">
          <draw:text-box>
            <text:p text:style-name="P4"><text:span text:style-name="T5">2</text:span></text:p>
          </draw:text-box>
        </draw:frame>
        <draw:frame draw:style-name="gr34" draw:text-style-name="P9" draw:layer="layout" svg:width="1.088cm" svg:height="1.291cm" svg:x="22.483cm" svg:y="3.048cm">
          <draw:text-box>
            <text:p text:style-name="P4"><text:span text:style-name="T5">3</text:span></text:p>
          </draw:text-box>
        </draw:frame>
        <draw:frame draw:style-name="gr34" draw:text-style-name="P9" draw:layer="layout" svg:width="1.088cm" svg:height="1.291cm" svg:x="17.48cm" svg:y="8.162cm">
          <draw:text-box>
            <text:p text:style-name="P4"><text:span text:style-name="T5">5</text:span></text:p>
          </draw:text-box>
        </draw:frame>
        <draw:frame draw:style-name="gr33" draw:text-style-name="P9" draw:layer="layout" svg:width="1.087cm" svg:height="1.291cm" svg:x="10.848cm" svg:y="14.524cm">
          <draw:text-box>
            <text:p text:style-name="P4"><text:span text:style-name="T5">7</text:span></text:p>
          </draw:text-box>
        </draw:frame>
        <draw:frame draw:style-name="gr34" draw:text-style-name="P9" xml:id="id5" draw:id="id5" draw:layer="layout" svg:width="1.088cm" svg:height="1.291cm" svg:x="16.858cm" svg:y="14.524cm">
          <draw:text-box>
            <text:p text:style-name="P4"><text:span text:style-name="T5">8</text:span></text:p>
          </draw:text-box>
        </draw:frame>
        <draw:frame draw:style-name="gr35" draw:text-style-name="P9" draw:layer="layout" svg:width="1.114cm" svg:height="1.291cm" svg:x="23.114cm" svg:y="8.673cm">
          <draw:text-box>
            <text:p text:style-name="P4"><text:span text:style-name="T5">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12:10:34.423955784</meta:creation-date>
    <dc:date>2021-04-02T14:31:07.773461664</dc:date>
    <meta:editing-duration>PT10M7S</meta:editing-duration>
    <meta:editing-cycles>5</meta:editing-cycles>
    <meta:generator>LibreOffice/6.4.6.2$Linux_X86_64 LibreOffice_project/40$Build-2</meta:generator>
    <meta:document-statistic meta:object-count="66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